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e0e" officeooo:paragraph-rsid="000dee0e"/>
    </style:style>
    <style:style style:name="P2" style:family="paragraph" style:parent-style-name="Standard">
      <style:paragraph-properties fo:text-align="center" style:justify-single-word="false"/>
      <style:text-properties officeooo:rsid="000dee0e" officeooo:paragraph-rsid="000dee0e"/>
    </style:style>
    <style:style style:name="P3" style:family="paragraph" style:parent-style-name="Standard">
      <style:paragraph-properties fo:text-align="start" style:justify-single-word="false"/>
      <style:text-properties officeooo:rsid="000dee0e" officeooo:paragraph-rsid="000dee0e"/>
    </style:style>
    <style:style style:name="P4" style:family="paragraph" style:parent-style-name="Standard">
      <style:paragraph-properties fo:text-align="start" style:justify-single-word="false"/>
      <style:text-properties officeooo:rsid="000f9d95" officeooo:paragraph-rsid="000f9d95"/>
    </style:style>
    <style:style style:name="P5" style:family="paragraph" style:parent-style-name="Standard">
      <style:paragraph-properties fo:text-align="start" style:justify-single-word="false"/>
      <style:text-properties officeooo:rsid="00101e14" officeooo:paragraph-rsid="00101e14"/>
    </style:style>
    <style:style style:name="P6" style:family="paragraph" style:parent-style-name="Standard">
      <style:paragraph-properties fo:text-align="start" style:justify-single-word="false"/>
      <style:text-properties officeooo:rsid="0010a280" officeooo:paragraph-rsid="0010a280"/>
    </style:style>
    <style:style style:name="T1" style:family="text">
      <style:text-properties officeooo:rsid="000e53a3"/>
    </style:style>
    <style:style style:name="T2" style:family="text">
      <style:text-properties officeooo:rsid="0010a280"/>
    </style:style>
    <style:style style:name="T3" style:family="text">
      <style:text-properties officeooo:rsid="0011c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ise Ballotti</text:p>
      <text:p text:style-name="P1">Professor Case</text:p>
      <text:p text:style-name="P1">COP 1500</text:p>
      <text:p text:style-name="P1">10/27/2019</text:p>
      <text:p text:style-name="P1"/>
      <text:p text:style-name="P2">Ideas for Programming project</text:p>
      <text:p text:style-name="P2"/>
      <text:p text:style-name="P3">1) A simple hashing algorithm</text:p>
      <text:p text:style-name="P3">2) build a block chain</text:p>
      <text:p text:style-name="P3">3) building the back end for a web application</text:p>
      <text:p text:style-name="P3"><text:tab/>a) <text:span text:style-name="T1">the ability to process purchases</text:span></text:p>
      <text:p text:style-name="P3"><text:tab/><text:span text:style-name="T1">b) securely storing data</text:span></text:p>
      <text:p text:style-name="P4">4) data plotting</text:p>
      <text:p text:style-name="P4"><text:tab/>a) astrophysics</text:p>
      <text:p text:style-name="P4">5) password generator</text:p>
      <text:p text:style-name="P4"><text:tab/>a) program asks how long the password needs to be and creates a secure password</text:p>
      <text:p text:style-name="P4">6) searching algorithms to practice the different methods</text:p>
      <text:p text:style-name="P4"/>
      <text:p text:style-name="P5">the assignment that I think would be beneficial to the class would be a password generator. I think that it would be easy enough for a intro class. This project would also be beneficial for building our <text:span text:style-name="T2">portfolio</text:span> for future <text:span text:style-name="T2">employment. The input would be the length of the password. The code would have to include at least one lower case letter, an upper case letter and a special character. <text:s/>I think this would be fun and doable for the group.</text:span></text:p>
      <text:p text:style-name="P5"/>
      <text:p text:style-name="P6">I think you were saying in class that we would have a paper specifically for our individual project. But I am really interested in web development right now and was wonder if it would be possible to do back end development. I want to set up a page for purchasing items. Is this too big of a project for this semester? <text:span text:style-name="T3">And is is to possible to do this via python? If this is too much I will choose a different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0:02:22.951881372</meta:creation-date>
    <dc:date>2019-10-27T21:12:07.225680475</dc:date>
    <meta:editing-duration>PT6M3S</meta:editing-duration>
    <meta:editing-cycles>1</meta:editing-cycles>
    <meta:document-statistic meta:table-count="0" meta:image-count="0" meta:object-count="0" meta:page-count="1" meta:paragraph-count="17" meta:word-count="234" meta:character-count="1285" meta:non-whitespace-character-count="1063"/>
    <meta:generator>LibreOffice/6.0.7.3$Linux_X86_64 LibreOffice_project/00m0$Build-3</meta:generator>
  </office:meta>
</office:document-meta>
</file>